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2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2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ug Report Template</text:p>
      <text:p text:style-name="P2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B1" office:value-type="float" office:value="5">
            <text:p text:style-name="P9">5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9">Filtrarea descrescatoare dupa pret</text:p>
          </table:table-cell>
        </table:table-row>
        <table:table-row table:style-name="Table1.3">
          <table:table-cell table:style-name="Table1.A1" office:value-type="string">
            <text:p text:style-name="P7">Reporter</text:p>
          </table:table-cell>
          <table:table-cell table:style-name="Table1.A1" office:value-type="string">
            <text:p text:style-name="P9">Sorin Giula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B4" office:value-type="date" office:date-value="2025-09-06">
            <text:p text:style-name="P9">09/06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6"/>
      <text:p text:style-name="P3">Description:</text:p>
      <text:p text:style-name="P8">Cand se selecteaza filtrarea descrescatoare dupa pret apare mesajul „Sorting is broken<text:span text:style-name="T1">! This error has been reported to Backtrace.”</text:span></text:p>
      <text:p text:style-name="P8"/>
      <text:p text:style-name="P2"><text:s/>.</text:p>
      <text:p text:style-name="P3">Steps to reproduce*</text:p>
      <text:p text:style-name="P3"/>
      <text:list xml:id="list237161679920812605" text:style-name="WWNum1">
        <text:list-item>
          <text:p text:style-name="P13">Se deschide website – www.saucedemo.com</text:p>
        </text:list-item>
        <text:list-item>
          <text:p text:style-name="P13">Se selecteaza user „error_user” si parola „secret_sauce”</text:p>
        </text:list-item>
        <text:list-item>
          <text:p text:style-name="P13">Se apasa pe Login </text:p>
        </text:list-item>
        <text:list-item>
          <text:p text:style-name="P14">Se alege meniul care face sortarea descrescatoare dupa pret</text:p>
        </text:list-item>
        <text:list-item>
          <text:p text:style-name="P14">Observam rezultatul</text:p>
        </text:list-item>
      </text:list>
      <text:p text:style-name="P11"/>
      <text:p text:style-name="P3">Expected result*</text:p>
      <text:p text:style-name="P5">“Price (high to low)”</text:p>
      <text:p text:style-name="P4"/>
      <text:p text:style-name="P6"/>
      <text:p text:style-name="P3">Actual result*</text:p>
      <text:p text:style-name="P3"/>
      <text:p text:style-name="P10">Sorting is broken! This error has been reported to Backtrace.</text:p>
      <text:p text:style-name="P8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8</meta:editing-cycles>
    <meta:creation-date>2025-05-05T17:19:00</meta:creation-date>
    <dc:date>2025-06-09T14:41:36.92</dc:date>
    <meta:editing-duration>P4DT3H28M1S</meta:editing-duration>
    <meta:generator>OpenOffice/4.1.15$Win32 OpenOffice.org_project/4115m2$Build-9813</meta:generator>
    <meta:document-statistic meta:table-count="1" meta:image-count="0" meta:object-count="0" meta:page-count="1" meta:paragraph-count="26" meta:word-count="96" meta:character-count="6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